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2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632cm"/>
    </style:style>
    <style:style style:name="gr3" style:family="graphic" style:parent-style-name="objectwithoutfill">
      <style:graphic-properties draw:stroke="dash" draw:stroke-dash="Line_20_Style_20_1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114cm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 fo:min-height="4.35cm" fo:min-width="0cm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 fo:min-height="0.8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902cm"/>
    </style:style>
    <style:style style:name="gr12" style:family="graphic" style:parent-style-name="standard">
      <style:graphic-properties draw:fill="solid" draw:fill-color="#aecf00" draw:textarea-horizontal-align="justify" draw:textarea-vertical-align="middle" draw:auto-grow-height="false" fo:min-height="1.75cm" fo:min-width="0cm"/>
    </style:style>
    <style:style style:name="gr13" style:family="graphic" style:parent-style-name="standard">
      <style:graphic-properties draw:fill="solid" draw:fill-color="#aecf00" draw:textarea-horizontal-align="justify" draw:textarea-vertical-align="middle" draw:auto-grow-height="false" fo:min-height="1.95cm" fo:min-width="0cm"/>
    </style:style>
    <style:style style:name="gr14" style:family="graphic" style:parent-style-name="standard">
      <style:graphic-properties draw:fill="solid" draw:fill-color="#aecf00" draw:textarea-horizontal-align="justify" draw:textarea-vertical-align="middle" draw:auto-grow-height="false" fo:min-height="1.85cm" fo:min-width="0cm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 fo:min-height="3.05cm" fo:min-width="0cm"/>
    </style:style>
    <style:style style:name="gr16" style:family="graphic" style:parent-style-name="standard">
      <style:graphic-properties draw:fill="solid" draw:fill-color="#aecf00" draw:textarea-horizontal-align="justify" draw:textarea-vertical-align="middle" draw:auto-grow-height="false" fo:min-height="0.45cm" fo:min-width="0.1cm"/>
    </style:style>
    <style:style style:name="gr17" style:family="graphic" style:parent-style-name="standard">
      <style:graphic-properties draw:fill="solid" draw:fill-color="#ff420e" draw:textarea-horizontal-align="justify" draw:textarea-vertical-align="middle" draw:auto-grow-height="false" fo:min-height="0.45cm" fo:min-width="0.1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06cm" svg:height="0.839cm" svg:x="1cm" svg:y="1.131cm">
          <draw:text-box>
            <text:p><text:span text:style-name="T1">Testbed controller</text:span></text:p>
          </draw:text-box>
        </draw:frame>
        <draw:frame draw:style-name="gr2" draw:text-style-name="P1" draw:layer="layout" svg:width="2.132cm" svg:height="0.839cm" svg:x="7.483cm" svg:y="1.131cm">
          <draw:text-box>
            <text:p><text:span text:style-name="T1">node 1</text:span></text:p>
          </draw:text-box>
        </draw:frame>
        <draw:frame draw:style-name="gr2" draw:text-style-name="P1" draw:layer="layout" svg:width="2.132cm" svg:height="0.839cm" svg:x="11.391cm" svg:y="1.131cm">
          <draw:text-box>
            <text:p><text:span text:style-name="T1">node 2</text:span></text:p>
          </draw:text-box>
        </draw:frame>
        <draw:frame draw:style-name="gr1" draw:text-style-name="P1" draw:layer="layout" svg:width="4.706cm" svg:height="0.839cm" svg:x="15.3cm" svg:y="1.131cm">
          <draw:text-box>
            <text:p><text:span text:style-name="T1">Testbed controller</text:span></text:p>
          </draw:text-box>
        </draw:frame>
        <draw:line draw:style-name="gr3" draw:text-style-name="P2" draw:layer="layout" svg:x1="3.353cm" svg:y1="2cm" svg:x2="3.353cm" svg:y2="12.8cm">
          <text:p/>
        </draw:line>
        <draw:line draw:style-name="gr3" draw:text-style-name="P2" draw:layer="layout" svg:x1="8.549cm" svg:y1="2cm" svg:x2="8.549cm" svg:y2="12.7cm">
          <text:p/>
        </draw:line>
        <draw:line draw:style-name="gr3" draw:text-style-name="P2" draw:layer="layout" svg:x1="12.457cm" svg:y1="2cm" svg:x2="12.457cm" svg:y2="12.8cm">
          <text:p/>
        </draw:line>
        <draw:line draw:style-name="gr3" draw:text-style-name="P2" draw:layer="layout" svg:x1="17.653cm" svg:y1="2cm" svg:x2="17.653cm" svg:y2="12.7cm">
          <text:p/>
        </draw:line>
        <draw:line draw:style-name="gr4" draw:text-style-name="P2" draw:layer="layout" svg:x1="3.3cm" svg:y1="2.7cm" svg:x2="8.6cm" svg:y2="4.2cm">
          <text:p/>
        </draw:line>
        <draw:frame draw:style-name="gr5" draw:text-style-name="P1" draw:layer="layout" svg:width="1.836cm" svg:height="0.839cm" svg:x="5.457cm" svg:y="2.6cm">
          <draw:text-box>
            <text:p><text:span text:style-name="T1">»a 1«</text:span></text:p>
          </draw:text-box>
        </draw:frame>
        <draw:line draw:style-name="gr4" draw:text-style-name="P2" draw:layer="layout" svg:x1="3.4cm" svg:y1="5.3cm" svg:x2="8.6cm" svg:y2="6.8cm">
          <text:p/>
        </draw:line>
        <draw:frame draw:style-name="gr6" draw:text-style-name="P1" draw:layer="layout" svg:width="2.695cm" svg:height="0.839cm" svg:x="5.428cm" svg:y="5.2cm">
          <draw:text-box>
            <text:p><text:span text:style-name="T1">»c 1 1 1«</text:span></text:p>
          </draw:text-box>
        </draw:frame>
        <draw:line draw:style-name="gr4" draw:text-style-name="P2" draw:layer="layout" svg:x1="8.5cm" svg:y1="4.2cm" svg:x2="3.3cm" svg:y2="5.3cm">
          <text:p/>
        </draw:line>
        <draw:frame draw:style-name="gr7" draw:text-style-name="P1" draw:layer="layout" svg:width="1.505cm" svg:height="0.839cm" svg:x="5.423cm" svg:y="4cm">
          <draw:text-box>
            <text:p><text:span text:style-name="T1">»O«</text:span></text:p>
          </draw:text-box>
        </draw:frame>
        <draw:line draw:style-name="gr4" draw:text-style-name="P2" draw:layer="layout" svg:x1="8.5cm" svg:y1="6.8cm" svg:x2="3.3cm" svg:y2="7.9cm">
          <text:p/>
        </draw:line>
        <draw:frame draw:style-name="gr7" draw:text-style-name="P1" draw:layer="layout" svg:width="1.542cm" svg:height="0.839cm" svg:x="5.404cm" svg:y="6.6cm">
          <draw:text-box>
            <text:p><text:span text:style-name="T1">»O«</text:span></text:p>
          </draw:text-box>
        </draw:frame>
        <draw:line draw:style-name="gr4" draw:text-style-name="P2" draw:layer="layout" svg:x1="3.4cm" svg:y1="7.9cm" svg:x2="8.6cm" svg:y2="9.4cm">
          <text:p/>
        </draw:line>
        <draw:frame draw:style-name="gr8" draw:text-style-name="P1" draw:layer="layout" svg:width="3.614cm" svg:height="0.839cm" svg:x="5.428cm" svg:y="7.7cm">
          <draw:text-box>
            <text:p><text:span text:style-name="T1">»t 2 010203«</text:span></text:p>
          </draw:text-box>
        </draw:frame>
        <draw:line draw:style-name="gr4" draw:text-style-name="P2" draw:layer="layout" svg:x1="8.5cm" svg:y1="10.6cm" svg:x2="3.3cm" svg:y2="11.7cm">
          <text:p/>
        </draw:line>
        <draw:frame draw:style-name="gr7" draw:text-style-name="P1" draw:layer="layout" svg:width="1.542cm" svg:height="0.839cm" svg:x="5.404cm" svg:y="10.4cm">
          <draw:text-box>
            <text:p><text:span text:style-name="T1">»O«</text:span></text:p>
          </draw:text-box>
        </draw:frame>
        <draw:custom-shape draw:style-name="gr9" draw:text-style-name="P2" draw:layer="layout" svg:width="0.4cm" svg:height="4.6cm" svg:x="11.9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1.1cm" svg:x="8.7cm" svg:y="9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5cm" svg:y1="9.4cm" svg:x2="12.5cm" svg:y2="10.6cm">
          <text:p/>
        </draw:line>
        <draw:line draw:style-name="gr4" draw:text-style-name="P2" draw:layer="layout" svg:x1="17.7cm" svg:y1="4cm" svg:x2="12.4cm" svg:y2="5.5cm">
          <text:p/>
        </draw:line>
        <draw:frame draw:style-name="gr5" draw:text-style-name="P1" draw:layer="layout" svg:width="1.836cm" svg:height="0.839cm" svg:x="13.957cm" svg:y="3.9cm">
          <draw:text-box>
            <text:p><text:span text:style-name="T1">»a 2«</text:span></text:p>
          </draw:text-box>
        </draw:frame>
        <draw:line draw:style-name="gr4" draw:text-style-name="P2" draw:layer="layout" svg:x1="17.6cm" svg:y1="6.6cm" svg:x2="12.4cm" svg:y2="8.1cm">
          <text:p/>
        </draw:line>
        <draw:frame draw:style-name="gr6" draw:text-style-name="P1" draw:layer="layout" svg:width="2.695cm" svg:height="0.839cm" svg:x="13.028cm" svg:y="6.6cm">
          <draw:text-box>
            <text:p><text:span text:style-name="T1">»c 1 1 1«</text:span></text:p>
          </draw:text-box>
        </draw:frame>
        <draw:line draw:style-name="gr4" draw:text-style-name="P2" draw:layer="layout" svg:x1="12.5cm" svg:y1="5.5cm" svg:x2="17.7cm" svg:y2="6.6cm">
          <text:p/>
        </draw:line>
        <draw:frame draw:style-name="gr7" draw:text-style-name="P1" draw:layer="layout" svg:width="1.505cm" svg:height="0.839cm" svg:x="14.223cm" svg:y="5.2cm">
          <draw:text-box>
            <text:p><text:span text:style-name="T1">»O«</text:span></text:p>
          </draw:text-box>
        </draw:frame>
        <draw:line draw:style-name="gr4" draw:text-style-name="P2" draw:layer="layout" svg:x1="12.5cm" svg:y1="8.1cm" svg:x2="17.7cm" svg:y2="9.2cm">
          <text:p/>
        </draw:line>
        <draw:frame draw:style-name="gr7" draw:text-style-name="P1" draw:layer="layout" svg:width="1.542cm" svg:height="0.839cm" svg:x="14.204cm" svg:y="7.8cm">
          <draw:text-box>
            <text:p><text:span text:style-name="T1">»O«</text:span></text:p>
          </draw:text-box>
        </draw:frame>
        <draw:line draw:style-name="gr4" draw:text-style-name="P2" draw:layer="layout" svg:x1="12.5cm" svg:y1="10.6cm" svg:x2="17.7cm" svg:y2="12.1cm">
          <text:p/>
        </draw:line>
        <draw:frame draw:style-name="gr11" draw:text-style-name="P1" draw:layer="layout" svg:width="3.402cm" svg:height="0.839cm" svg:x="14.128cm" svg:y="10.3cm">
          <draw:text-box>
            <text:p><text:span text:style-name="T1">»R 010203«</text:span></text:p>
          </draw:text-box>
        </draw:frame>
        <draw:custom-shape draw:style-name="gr12" draw:text-style-name="P2" draw:layer="layout" svg:width="0.4cm" svg:height="2cm" svg:x="8.7cm" svg:y="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4cm" svg:height="2.2cm" svg:x="8.7cm" svg:y="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4cm" svg:height="2.2cm" svg:x="8.7cm" svg:y="6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cm" svg:height="2.1cm" svg:x="8.7cm" svg:y="1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4cm" svg:height="3.3cm" svg:x="11.9cm" svg:y="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4cm" svg:height="2.2cm" svg:x="11.9cm" svg:y="5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6cm" svg:height="0.7cm" svg:x="2.3cm" svg:y="13.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.617cm" svg:height="0.839cm" svg:x="3.3cm" svg:y="13.5cm">
          <draw:text-box>
            <text:p><text:span text:style-name="T1">radio in RX mode</text:span></text:p>
          </draw:text-box>
        </draw:frame>
        <draw:custom-shape draw:style-name="gr17" draw:text-style-name="P2" draw:layer="layout" svg:width="0.6cm" svg:height="0.7cm" svg:x="2.283cm" svg:y="14.561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.617cm" svg:height="0.839cm" svg:x="3.283cm" svg:y="14.561cm">
          <draw:text-box>
            <text:p><text:span text:style-name="T1">radio in TX m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Line_20_Style_20_1" draw:display-name="Line Style 1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az Solc</meta:initial-creator>
    <meta:creation-date>2015-03-16T15:35:23.031948588</meta:creation-date>
    <dc:date>2015-03-16T15:54:24.129363910</dc:date>
    <dc:creator>Tomaz Solc</dc:creator>
    <meta:editing-duration>PT13M59S</meta:editing-duration>
    <meta:editing-cycles>3</meta:editing-cycles>
    <meta:generator>LibreOffice/4.3.4.1$Linux_X86_64 LibreOffice_project/bc356b2f991740509f321d70e4512a6a54c5f243</meta:generator>
    <meta:document-statistic meta:object-count="43"/>
  </office:meta>
</office:document-meta>
</file>